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2C749C1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2C749C1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5:20:35</dc:date>
    <meta:generator>NeoOffice/3.2015.7$Unix OpenOffice.org_project/</meta:generator>
    <meta:editing-duration>PT00H43M25S</meta:editing-duration>
    <meta:editing-cycles>19</meta:editing-cycles>
    <meta:document-statistic meta:object-count="1"/>
  </office:meta>
</office:document-meta>
</file>